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怡靜   |  2020.04.05 01:15   |   </text:span><text:a xlink:type="simple" xlink:href="http://palinfo.habago.org/Entry?Command=Information_PrintForum&amp;iPage=1#FORUM38990"><text:span text:style-name="T2">#</text:span></text:a></text:p>
      <text:p text:style-name="P3"><text:span text:style-name="T1">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3"><text:line-break/><text:line-break/></text:span><text:span text:style-name="T1">儘管歐美地區疫情嚴峻，仍然未停止抹黑中國。不過關注這麼久的國外疫情，總算看到一個西方官員講點人話，這人是加拿大衛生部長Patty Hajdu。</text:span><text:span text:style-name="T3"><text:line-break/><text:line-break/></text:span><text:a xlink:type="simple" xlink:href="https://streamable.com/htlbuu"><text:span text:style-name="T4">https://streamable.com/htlbuu</text:span></text:a><text:span text:style-name="T3"><text:line-break/><text:line-break/></text:span><text:span text:style-name="T1">她在4/2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3"><text:line-break/><text:line-break/></text:span></text:p>
      <text:p text:style-name="P2"><text:span text:style-name="T1">陳真   |  2020.04.05 00:29   |   </text:span><text:a xlink:type="simple" xlink:href="http://palinfo.habago.org/Entry?Command=Information_PrintForum&amp;iPage=1#FORUM38989"><text:span text:style-name="T2">#</text:span></text:a></text:p>
      <text:p text:style-name="P4"><text:span text:style-name="T1">Xuan-wei好，我人在外地，沒法用電腦，只能用手機簡單回覆:</text:span><text:span text:style-name="T3"><text:line-break/><text:line-break/></text:span><text:span text:style-name="T1">1，2004年，美國都還佔領得如火如荼，謊言陸續散播中，直到幾年後，人們淡忘了，才慢慢半推半就地承認一切都是撒謊，把責任推給伊拉克的走狗們及CIA。</text:span><text:span text:style-name="T3"><text:line-break/><text:line-break/></text:span><text:span text:style-name="T1">2，如果我沒記錯，Richard Spertzel在2016年過世。如果他或美國政府到現在還說伊拉克有化武甚至有分隔化的小型化武實驗室，我也不意外。我跟你說，這些人講話是這樣，跟民進黨很像:</text:span><text:span text:style-name="T3"><text:line-break/><text:line-break/></text:span><text:span text:style-name="T1">他早上講這樣，晚上可能就變了;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類似一種上班的概念。你看島內檯面上目前幾乎所有所謂臺獨，哪一個不是一種上班概念的臺獨？白天喊一喊臺獨，晚上就不獨了，喊出祖國英明都有可能。</text:span><text:span text:style-name="T3"><text:line-break/><text:line-break/></text:span><text:span text:style-name="T1">3，事實上，Richard Spertzel在推銷他的分隔化言論時，面對詢問，他說美國還沒有成熟發展出小型化核武的能力。</text:span><text:span text:style-name="T3"><text:line-break/><text:line-break/></text:span><text:span text:style-name="T1">這很荒唐吧，伊拉克的化武能力居然超越了他的技術指導者。</text:span><text:span text:style-name="T3"><text:line-break/><text:line-break/></text:span><text:span text:style-name="T1">我再舉個前言不罩後語的例子。在他倡言伊拉克小型化化武能力的同時，面對這方面專家的質疑時，他卻承認，小型化化武能力之殺傷規模只能達到恐怖攻擊等級，離軍事化用途還差得遠。</text:span><text:span text:style-name="T3"><text:line-break/><text:line-break/></text:span><text:span text:style-name="T1">狀況差不多就是這樣。</text:span></text:p>
      <text:p text:style-name="P2"><text:span text:style-name="T1">Xuan-wei   |  2020.04.04 16:50   |   </text:span><text:a xlink:type="simple" xlink:href="http://palinfo.habago.org/Entry?Command=Information_PrintForum&amp;iPage=1#FORUM38988"><text:span text:style-name="T2">#</text:span></text:a></text:p>
      <text:p text:style-name="P3"><text:span text:style-name="T1">陳醫師您好，</text:span><text:span text:style-name="T3"><text:line-break/></text:span><text:span text:style-name="T1">關於〈 生物武器：一個更陰暗的未來(12)〉中提到「美軍佔領伊拉克後，他(Richard Spertzel)隨即改口說，伊拉克不但沒有生化武器，「而且連企圖發展化武的計劃也不存在」，並稱自己當初是受到 Iraqi National Congress 及CIA諸多假情報的誤導。」 是否有參考來源：以google檢索到Spertzel在2004年10月發表在華爾街日報的評論“Have War Critics Even Read the Duelfer Report?” (</text:span><text:a xlink:type="simple" xlink:href="https://www.wsj.com/articles/SB109770814784244752"><text:span text:style-name="T4">https://www.wsj.com/articles/SB109770814784244752</text:span></text:a><text:span text:style-name="T1">)，看起來他當時仍堅持伊拉克有WMD的看法？</text:span><text:span text:style-name="T3"><text:line-break/><text:line-break/></text:span><text:span text:style-name="T1">（雖然沒有訂閱WSJ，可在他處找到評論全文: </text:span><text:a xlink:type="simple" xlink:href="http://www.ourjerusalem.com/opinion20041019b"><text:span text:style-name="T4">http://www.ourjerusalem.com/opinion20041019b</text:span></text:a><text:span text:style-name="T1">)</text:span></text:p>
      <text:p text:style-name="P2"><text:span text:style-name="T1">陳真   |  2020.04.03 03:26   |   </text:span><text:a xlink:type="simple" xlink:href="http://palinfo.habago.org/Entry?Command=Information_PrintForum&amp;#FORUM38987"><text:span text:style-name="T2">#</text:span></text:a></text:p>
      <text:p text:style-name="P3"><text:span text:style-name="T1">生物武器：一個更陰暗的未來(12)<text:line-break/><text:line-break/>陳真2020. 04. 01.<text:line-break/><text:line-break/><text:line-break/>在「生物武器：一個更陰暗的未來 (7)」裏，我寫著：<text:line-break/><text:line-break/>「美軍發動戰爭入侵伊拉克期間，西方媒體每天斗大標題寫著 『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line-break/><text:line-break/>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line-break/><text:line-break/>● 找到了！找到了！<text:line-break/><text:line-break/>打從 2001年起，美國為了侵略伊拉克，便不斷撒謊指控伊拉克擁有生化武器。但是，聯合國武檢官多次組團進入伊拉克境內調查，卻始終找不到任何證據。美國派駐聯合國的前首席武檢官 Richard Spertzel卻力排眾議說：伊拉克擁有生化武器乃是「毋庸置疑」，大家之所以找不到化武實驗室與發射裝置是因為伊拉克政府把生化武器給「分隔化」(compartmentalized) 了，簡單說就是小型化。他說，只要一輛休旅車就足以成為一個「流動性的」化武實驗室。<text:line-break/><text:line-break/>這位美國的細菌武器研發專家Richard Spertzel，事實上也參與了戰前伊拉克的化武調查團，過去並曾經以聯合國首席武檢官的身份在伊拉克待了四年 (1994-1998 年)，監督伊拉克政府銷毀當初八零年代由美國幫忙發展以對付伊朗的生化武器設施。他理當很清楚伊拉克的狀況，卻故意信口開河，倡言伊拉克仍然擁有化武，並且把化武實驗室給「分隔化」，可輕易搬遷、移動、躲避偵察云云。<text:line-break/><text:line-break/>2003年，在毫無證據下，美國就是以Spertzel 之「專家證詞」的「分隔化」說法，做為一種硬是要出兵血洗伊拉克的藉口，然後在侵略佔領過程中不斷製造假新聞，不斷說「找到了！找到了！」，一會兒說找到一個「疑似」藏有什麼生化粉末 (其實是麵粉) 的倉庫或小貨車，一會兒又說發現什麼裝設「可疑」瓦斯爐的流動推車 (其實是軍隊煮飯煎蛋的餐車)，遺留在被美軍轟炸得稀巴爛的伊拉克軍隊現場...<text:line-break/><text:line-break/>美國就是這樣不斷裝神弄鬼，欺騙世人，其實全是謊言，非常兒戲，事實上只是一些廚具、麵粉食材或民生用品。但是，透過西方主流媒體的配合造謠，一時之間，人們還真以為美國拯救了全世界。<text:line-break/><text:line-break/>至於這位一輩子為美國推動細菌武器研發的 Spertzel，大名鼎鼎，是個微生物學家，是美國研發生物武器史上最主要的核心人物之一，同時也是Fort Detrick 生物武器實驗室有關細菌戰的主要負責人，任職長達半個多世紀。美軍佔領伊拉克後，他隨即改口說，伊拉克不但沒有生化武器，「而且連企圖發展化武的計劃也不存在」，並稱自己當初是受到 Iraqi National Congress 及CIA諸多假情報的誤導。<text:line-break/><text:line-break/>Iraqi National Congress 就是美國在第一次波灣戰爭後隔年 (1992年) 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line-break/><text:line-break/>這群背叛自己的國家與人民的美國走狗，這群「伊奸」，這個伊拉克的「人渣黨」，後來個個當了伊拉克的黨政軍高官，例如在戰爭期間屢屢出鏡扮演「夾道歡迎美軍」及「拉倒海珊銅像」的「勇敢伊拉克民眾」的Ahmed Chalabi，後來掌管伊拉克石油大權，擔任石油部長，並隨即出任伊拉克副總理。<text:line-break/><text:line-break/>● 這回真的找到了！<text:line-break/><text:line-break/>2003年5月28日，也就是美軍入侵佔領伊拉克的隔月，英國《衛報》發表了一篇調查報導，標題諷刺性地寫著：「終於！美軍終於找到生化武器了！」不過，它還有個副標寫著「是在美國馬里蘭州找到！」<text:line-break/><text:line-break/></text:span><text:a xlink:type="simple" xlink:href="https://bit.ly/2QUyftY"><text:span text:style-name="T4">https://bit.ly/2QUyftY</text:span></text:a><text:span text:style-name="T1">  <text:line-break/><text:line-break/>該報導所指的發現大規模殺傷武器的地點，就是當時 (2001年) 準備重新啟用、位於馬里蘭州的美軍 Fort Detrick 生物武器實驗室。經過兩年 (2001年到 2003年) 的挖掘與清理，竟然陸續找到高達兩千多公噸的各種恐怖病原體，包括天花病毒、肉毒桿菌、炭疽桿菌、Brucella melitensis (梅里特布魯氏菌，可引起類似感冒症狀的布氏桿菌病--Brucellosis)，以及引發肺炎的 Klebsiella (克雷伯氏菌屬)等等等。<text:line-break/><text:line-break/>除了病毒與細菌外，竟然還找到各種化學武器，包括美軍在越戰中噴灑了至少九萬多公噸的橙劑 (agent orange)。根據美國哥倫比亞大學公衛政策與管理學系教授 Jeanne Stellman 的幾篇研究，例如2018年5月發表於《美國公衛期刊》(American Journal of Public Health)的論文估計，越戰中，約有兩百多萬至四百八十萬越南人曝露於美軍的橙劑毒害中，受到各種不同程度的傷害。：<text:line-break/><text:line-break/></text:span><text:a xlink:type="simple" xlink:href="https://bit.ly/2R0rqHu"><text:span text:style-name="T4">https://bit.ly/2R0rqHu</text:span></text:a><text:span text:style-name="T1"><text:line-break/><text:line-break/>美軍所使用的橙劑，含有「世紀之毒」戴奧辛之中的劇毒成份，是一級致癌物，包括血癌、肺癌、大腸癌、軟組織肉瘤與肝癌等，另外還會產生各種神經系統與運動神經元病變 (例如帕金森氏症)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line-break/><text:line-break/>橙劑新生兒症狀：<text:line-break/><text:line-break/></text:span><text:a xlink:type="simple" xlink:href="https://bit.ly/2UBuoo8"><text:span text:style-name="T4">https://bit.ly/2UBuoo8</text:span></text:a><text:span text:style-name="T1"><text:line-break/><text:line-break/>你可以在上面這個「美國退伍軍人協會」(United States Department of Veterans Affairs，簡稱 VA) 的網站上找到一些相關病變資料。 <text:line-break/><text:line-break/>以下是幾張照片，很多橙劑新生兒完全沒有眼睛或眼睛爆出：<text:line-break/><text:line-break/></text:span><text:a xlink:type="simple" xlink:href="https://bit.ly/2WVPz5P"><text:span text:style-name="T4">https://bit.ly/2WVPz5P</text:span></text:a><text:span text:style-name="T1"> <text:line-break/><text:line-break/></text:span><text:a xlink:type="simple" xlink:href="https://bit.ly/2yqWl9p"><text:span text:style-name="T4">https://bit.ly/2yqWl9p</text:span></text:a><text:span text:style-name="T1"> <text:line-break/><text:line-break/>根據越南官方統計，戰爭期間，約有三百多萬人罹癌或其它病變與腦傷 (其中多數為兒童)，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   <text:line-break/><text:line-break/>半島電視台報導：<text:line-break/><text:line-break/></text:span><text:a xlink:type="simple" xlink:href="https://bit.ly/2UBZ7kV"><text:span text:style-name="T4">https://bit.ly/2UBZ7kV</text:span></text:a><text:span text:style-name="T1"><text:line-break/><text:line-break/>半島電視台系列影片：<text:line-break/><text:line-break/></text:span><text:a xlink:type="simple" xlink:href="https://bit.ly/2UzwiWg"><text:span text:style-name="T4">https://bit.ly/2UzwiWg</text:span></text:a><text:span text:style-name="T1"><text:line-break/><text:line-break/></text:span><text:a xlink:type="simple" xlink:href="https://bit.ly/2UTbNCT"><text:span text:style-name="T4">https://bit.ly/2UTbNCT</text:span></text:a><text:span text:style-name="T1"><text:line-break/><text:line-break/>戰後，仍有大約兩百萬越南人間接受害，因為橙劑滲透土壤之半衰期超過一百年，嚴重污染水源；不管是喝進肚子或皮膚接觸水源，或是吃下污染農作物，就有可能受害，滲透全身血液；甚至許多越南婦女 (特別是毒害較嚴重的南越) 的母乳中，發現極高濃度的戴奧辛成份。<text:line-break/><text:line-break/>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line-break/><text:line-break/>喝下橙劑幾毫升便足以致人於死，更何況短短六年內 (1965至1971年) 漫天灑下九萬公噸的巨量，瘋狂灑遍整個越南，高達三千一百八十一個村落受害，摧毀兩百多萬公頃 (即兩萬多平方公里) 的森林。後來，在國際輿論壓力下，美國才停止。有些當年的噴灑熱點地區，直到四十年後，仍然可以檢驗出超標高達數百倍的致死性戴奧辛濃度。 <text:line-break/><text:line-break/>我常感到很納悶很可悲，為什麼會有人泯滅人性到這種地步？美國人是不是根本不把別人當人看？這是在打仗嗎？這根本就是種族滅絕的行徑。<text:line-break/><text:line-break/>除了橙劑外，Fort Detrick 現場還挖出有「毒劑之王」之稱的芥子氣液體毒劑等。預計還得再挖四年 (亦即挖到2007年) 也許才能清理乾淨。  <text:line-break/><text:line-break/>底下有幾張橙劑受害者照片，真的是相當可悲。中間那張是美軍噴灑橙劑的分布地圖，遍及整個越南：<text:line-break/><text:line-break/></text:span><text:a xlink:type="simple" xlink:href="https://bit.ly/2QYR7Ib"><text:span text:style-name="T4">https://bit.ly/2QYR7Ib</text:span></text:a><text:span text:style-name="T1">   <text:line-break/><text:line-break/>底下仍是一些橙劑兒童照片。看這些照片很令人難受，不過，還是懇求各位仔細看看，看進心裏去。<text:line-break/>我跟大家一樣，不喜政治，討厭議論，平常只喜歡風花雪月琴棋書畫，可是，當大難來襲時，就如陳凱歌所說，它其實不過就像「天上的大星」，是個白日夢，而生活就是生活；「往後的日子才是生活，過去的只是一個夢」。<text:line-break/><text:line-break/>我亦常感無奈，不知道那些整天歌頌美國什麼民主自由與人權的人，究竟幾時才願意摸著良心說話？<text:line-break/><text:line-break/>照片：</text:span><text:a xlink:type="simple" xlink:href="https://bit.ly/2JswC2A"><text:span text:style-name="T4">https://bit.ly/2JswC2A</text:span></text:a><text:span text:style-name="T1"><text:line-break/><text:line-break/>照片：</text:span><text:a xlink:type="simple" xlink:href="https://bit.ly/39GXdDz"><text:span text:style-name="T4">https://bit.ly/39GXdDz</text:span></text:a><text:span text:style-name="T1"><text:line-break/><text:line-break/>照片：</text:span><text:a xlink:type="simple" xlink:href="https://bit.ly/343vzj4"><text:span text:style-name="T4">https://bit.ly/343vzj4</text:span></text:a><text:span text:style-name="T1"><text:line-break/><text:line-break/>照片：</text:span><text:a xlink:type="simple" xlink:href="https://bit.ly/2X3Mu3x"><text:span text:style-name="T4">https://bit.ly/2X3Mu3x</text:span></text:a><text:span text:style-name="T1"><text:s/>(按右側箭頭輪播)<text:line-break/><text:line-break/>照片：</text:span><text:a xlink:type="simple" xlink:href="https://bit.ly/2UQSzxI"><text:span text:style-name="T4">https://bit.ly/2UQSzxI</text:span></text:a><text:span text:style-name="T1"><text:line-break/><text:line-break/>影片：</text:span><text:a xlink:type="simple" xlink:href="http://shorturl.at/diux1"><text:span text:style-name="T4">shorturl.at/diux1</text:span></text:a><text:span text:style-name="T1">   <text:line-break/><text:line-break/>回到Fort Detrick 實驗室的主題。<text:line-break/><text:line-break/>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 <text:line-break/><text:line-break/>可怕之處就在於沒有目錄清單，隨便亂埋亂丟，外洩風險極高，清理者根本不知道自己會挖出什麼東西來，更不知其危險等級，不知是否防護妥當以及是否可能透過空氣與水源危及社會大眾。<text:line-break/><text:line-break/>《衛報》報導說：「就在兩個月前 (2003年3月)，伊拉克因為提不出早在十多年前便已銷毀生化武器的目錄清單做為佐證，美軍便以此為藉口而發動侵略戰爭。」美國一口咬定，倘若真的銷毀，必定會有所有病原體及化學毒物的目錄清單，否則便是說謊。<text:line-break/><text:line-break/>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line-break/><text:line-break/>● 惡名昭彰的 Fort Detrick <text:line-break/><text:line-break/>特別令人髮指的是：Fort Detrick 生物武器實驗室建造於1943年，它的第一批實驗室人員是誰你知道嗎？就是喪心病狂的日軍731部隊以及納粹醫官，他們都有著各種泯滅人性的人體活體實驗之豐富經歷。<text:line-break/><text:line-break/>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line-break/><text:line-break/>Jeffrey A.Lockwood 是個著名昆蟲學家，美國懷俄明大學 (University of Wyoming)「自然科學與人文學科」的講座教授，對生物武器頗有研究，2009年寫了一本書叫做《Six-Legged Soldiers: Using Insects as Weapons of War》(六隻腳的士兵：以昆蟲做為一種生物武器)：<text:line-break/><text:line-break/></text:span><text:a xlink:type="simple" xlink:href="https://amzn.to/3bC3Nge"><text:span text:style-name="T4">https://amzn.to/3bC3Nge</text:span></text:a><text:span text:style-name="T1"><text:line-break/><text:line-break/>Lockwood教授指出：Fort Detrick 生物武器實驗室於二次戰後吸收大量納粹與731部隊的科學家。<text:line-break/><text:line-break/>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 (觀察人體器官、眼球、腸子如何膨漲爆出體外及人體相關生理反應)、活體炸藥實驗、大人與幼童之刻意使之感染各種病原體之實驗，藉以研發病毒及細菌等生物武器；某種變態實驗對象甚至包括母子 (說要「觀察母愛」)，從事各種極其邪惡的活體實驗。<text:line-break/><text:line-break/>底下有些照片，懇請大家仔細看，記住日本人所做的這一切：<text:line-break/><text:line-break/></text:span><text:a xlink:type="simple" xlink:href="https://bit.ly/39BZfoG"><text:span text:style-name="T4">https://bit.ly/39BZfoG</text:span></text:a><text:span text:style-name="T1"><text:line-break/><text:line-break/></text:span><text:span text:style-name="T4">https://reurl.cc/b5kL2X</text:span><text:span text:style-name="T1"><text:line-break/><text:line-break/>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line-break/><text:line-break/>我沒法假裝有愛心，我就是恨日本人，想起日本人毫無人性的暴行，我就是恨。我能理解寬恕與原諒的道理，但你要寬恕原諒日本人什麼？他們根本沒有一絲悔意，反而持續敵對中國，敵視華人。<text:line-break/><text:line-break/>請你仔細看看這個，請你告訴我如何可能不恨？<text:line-break/><text:line-break/></text:span><text:a xlink:type="simple" xlink:href="https://bit.ly/342Cn0o"><text:span text:style-name="T4">https://bit.ly/342Cn0o</text:span></text:a><text:span text:style-name="T1"><text:line-break/><text:line-break/>請你再仔細看看這個，請你告訴我如何能夠不恨？<text:line-break/><text:line-break/></text:span><text:a xlink:type="simple" xlink:href="https://bit.ly/3dXxOcq"><text:span text:style-name="T4">https://bit.ly/3dXxOcq</text:span></text:a><text:span text:style-name="T1"><text:line-break/><text:line-break/>這些事，實在很不想講。我常說以後有機會再講，但我總是儘可能避而不談。念高一時 (我在台北念高中)，第一次自己寫傳單，自己一個人在我高一住的地方 (台北西門町) 發自己寫的傳單，就是因為日本人的這些所作所為。它媽的日本人還像人嗎？<text:line-break/><text:line-break/>Lockwood 教授指出：美國於1943年，亦即二戰結束前兩年，成立 Fort Detrick 生物武器實驗室，並於戰後立即吸收大量納粹與日本731部隊的科學家，從事生物武器研究；不但研究，而且在韓戰時付諸實行，以跳蚤、蚊子和頭蝨等昆蟲做為一種「六腳士兵」，做為一種傳遞擴散病毒或病菌的「疾病載體」(disease vectors)；先在部份不知情的平民或敵軍身上使之染病，然後再予以釋放回鄉，擴大傳播，或是以炸彈投擲到敵人的土地上，引爆疫情。<text:line-break/><text:line-break/>Lockwood教授指出，1950年秋天，美國國防部承認此事，並說這是美國生物武器的「首度使用」，其主要推手就是Fort Detrick 生物武器實驗室裏這些喪心病狂的科學家，包括日本731部隊主要成員及納粹醫官。<text:line-break/><text:line-break/>● 自導自演的炭疽桿菌粉末攻擊事件  <text:line-break/><text:line-break/>五零年代以後，一直到大約1973年，前後長達二十多年的時間，Fort Detrick 實驗室除了以動物做為實驗對象外，同時也以人體做實驗 (稱之為“human guinea pigs”，亦即「人類白老鼠」)，例如所謂的「CD-22計劃」(Project CD-22)及「白外套行動」(Operation Whitecoat) 等等。不過，這些屬公開性質的研究計劃當然都是採取所謂「自願」方式。<text:line-break/><text:line-break/>1969年，尼克森總統下令關閉Fort Detrick。此舉並非因為美國人良心發現，而是因為當年核子彈的量產及殺傷力之高度提升，使得美國領導人認為生化武器之殲敵效果相對失色，而且有可能不慎感染自己人或擴散到自己國家。<text:line-break/><text:line-break/>Fort Detrick 雖然於1969年11月關閉，但仍做為收藏各種病原體的「巨大倉庫」，並仍從事一些「正常」研究 (亦即非關武器化的「防禦性」生物研究，例如研發疫苗)。基本上，直到1993年，它都仍然還是持續運作，只是研發內容有所限制。2001年，布希政府對全世界發動所謂「反恐戰爭」，假反恐，真侵略，重啟並擴大實驗室規模，於是展開長達至少六年的清理行動。<text:line-break/><text:line-break/>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line-break/><text:line-break/>但是，直到七年後的 2008年7月，FBI 才「證實」，寄出這些致命毒信的是 Fort Detrick 生物武器實驗室的工作人員Bruce Ivins。據美媒報導，這位人員不知心懷何種不滿，因此寄出毒信；情治人員在距離Fort Detrick八英哩外的一座池塘找到相關犯罪工具；FBI 強調，Ivins 之所以犯下此案的動機只是為了「促進疫苗的研發」。<text:line-break/><text:line-break/>正常人應該不會相信這個荒唐故事。至於這位被官方說法給認定為發動生物恐攻的「凶手」，竟然莫名其妙就「自殺」了。FBI 說是「畏罪自殺」，但我看比較像是「被自殺」。<text:line-break/><text:line-break/>● Fort Detrick 為何突然被勒令關閉？  <text:line-break/><text:line-break/>這個由CIA掌控、擁有全世界最可怕的各種病原體之Fort Detrick 生物武器實驗室有多龐大你知道嗎？53平方公里！裏頭至少有六百多棟建築，大約是兩個花蓮市、七千四百個足球場那麼大；成立近80年，聲名狼藉，此次因為新冠病毒而再度成為各方矚目的焦點。主要起因於去年 (2019 年) 七月，因為多項違規而遭到美國疾病管制中心 (CDC) 勒令關閉。<text:line-break/><text:line-break/>若非情節嚴重，以CDC的政治權力等級，根本不可能直接下令全面關閉。實驗室關閉前後，九百多位工作人員遭到隔離檢疫，隨即爆發數千名神祕肺炎病例及所謂「流行性感冒大流行」，三千六百萬人染病，三十五萬人發展成重症入院，兩萬多人死亡。美國CDC主任Robert Redfield 於今年三月十一日，方才於聽證會中承認曾進行屍體解剖，證實這波所謂「流感大流行」之部份死者確實是新冠病毒患者。<text:line-break/><text:line-break/>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line-break/><text:line-break/>至於此次關閉Fort Detrick生物武器實驗室的原因，疑似病原體外洩，究竟細節如何，美軍方面不但諱莫如深，美國政府並迅速刪除各方報導，相關人員則對外一律封口。<text:line-break/><text:line-break/>UCLA (加州大學洛杉磯分校) 公衛學院流行病學系的網站上有個「生物恐怖主義資料庫」(ARCHIVES ON BIO-TERRORISM)，裏頭有過去大約二十年來的上千筆報導：<text:line-break/><text:line-break/>(1) </text:span><text:a xlink:type="simple" xlink:href="https://www.ph.ucla.edu/epi/bioter/archivesbio1.html"><text:span text:style-name="T4">https://www.ph.ucla.edu/epi/bioter/archivesbio1.html</text:span></text:a><text:span text:style-name="T1"><text:line-break/><text:line-break/>(2) </text:span><text:a xlink:type="simple" xlink:href="http://www.ph.ucla.edu/epi/bioter/archivesbio2.html"><text:span text:style-name="T4">http://www.ph.ucla.edu/epi/bioter/archivesbio2.html</text:span></text:a><text:span text:style-name="T1"><text:line-break/><text:line-break/>你只要稍微花點時間關注一下這些資料，你就會清楚地知道：生物武器病原體的外洩以及各種傷天害理之事，並不是什麼陰謀論，而是經常性發生的事情，差別只是在於不同動機 (蓄意或意外？)及傷害規模大小。<text:line-break/><text:line-break/>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line-break/><text:line-break/>但我現在不是要討論其對外惡行，而只是想說明Fort Detrick 實驗室為何在去年七月被迫關閉。 <text:line-break/><text:line-break/>從 UCLA 這兩個資料庫，你仍然可以找到幾篇關於去年關閉 Fort Detrick 的報導，比方說原先登載於《華盛頓郵報》的「生物武器戰爭的恐怖遺跡出土」(Ft. Detrick Unearths Hazardous Surprises：Cleanup Finds Debris Of Biological Warfare)：<text:line-break/><text:line-break/></text:span><text:a xlink:type="simple" xlink:href="https://bit.ly/2X3OBo2"><text:span text:style-name="T4">https://bit.ly/2X3OBo2</text:span></text:a><text:span text:style-name="T1"><text:line-break/><text:line-break/>以及原載於 The Frederick News-Post 的「疾管中心揭露更多Fort Detrick 的弊端」(CDC Inspection Findings Reveal More about Fort Detrick Research Suspension)<text:line-break/><text:line-break/></text:span><text:a xlink:type="simple" xlink:href="https://bit.ly/2RgSy5h"><text:span text:style-name="T4">https://bit.ly/2RgSy5h</text:span></text:a><text:span text:style-name="T1"> <text:line-break/><text:line-break/>另外還有《紐約時報》的兩篇報導：「Fort Detrick實驗室無法通過安檢，遭全面無限期關閉」(Fort Detrick lab shut down after failed safety inspection; all research halted indefinitely)，以及「出於安全理由，致命細菌實驗研究勒令停止」(Deadly Germ Research Is Shut Down at Army Lab Over Safety Concerns)：<text:line-break/><text:line-break/></text:span><text:a xlink:type="simple" xlink:href="https://bit.ly/343K72h"><text:span text:style-name="T4">https://bit.ly/343K72h</text:span></text:a><text:span text:style-name="T1"><text:line-break/><text:line-break/></text:span><text:a xlink:type="simple" xlink:href="https://nyti.ms/2JADFWU"><text:span text:style-name="T4">https://nyti.ms/2JADFWU</text:span></text:a><text:span text:style-name="T1"><text:line-break/><text:line-break/>相關資料當然遠遠比這個要多得多，底下只是做個簡單說明：<text:line-break/><text:line-break/>美國疾管中心 (CDC) 下令關閉Fort Detrick生物實驗室，並出具了報告。你要注意哦，它使用的是比較強烈的「違規」(breach) 一詞。如果不是非常嚴重，不可能把一個具有國家戰略意義的生物實驗室給勒令全面關閉。<text:line-break/><text:line-break/>比方說，如果台大醫院被發現存在一些作業缺失，可能產生危害，衛生局只會要求院方針對特定問題進行改善，而不會勒令立即全面無限期關閉整個醫院，除非違規事項非常嚴重，到達一種危及社會大眾的緊急程度。<text:line-break/><text:line-break/>CDC 的報告指出，Fort Detrick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line-break/><text:line-break/>CDC 認定，這不是偶發問題或個別事件，而是已經到達一種「系統性的失能」，故應勒令關閉，全面無限期停止運作。更駭人聽聞的是，CDC指出，該實驗室人員「蓄意讓含有病原體之空氣外洩」。<text:line-break/><text:line-break/>對此，位於Fort Detrick生物實驗基地的美國陸軍傳染病醫學研究院 (USAMRIID)的最高指揮官 Darrin Cox提出反駁說，CDC之「違規」(breach)一詞太強烈，並指稱含有病原體之空氣外洩並非「蓄意」為之，堅稱該人員「並無邪惡動機」。<text:line-break/><text:line-break/>Cox並表示，Fort Detrick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line-break/><text:line-break/>報導還指出，很詭異的是，這麼大的「違規」與「全面系統性失能」，竟然沒有任何主管遭受處分。<text:line-break/><text:line-break/>如前所述，許多有關此次Fort Detrick生物實驗室因為疑似病原體外洩的新聞報導遭到刪除，但你在UCLA的公衛學院流行病學系的兩個「生物恐怖主義資料庫」裏，仍然可以找到一些報導。一份CIA解密文件顯示，CIA長年在此一生物武器基地從事病毒測試。報導並指出，許多老舊的病原體掩埋坑道並無鋪設防護內裏，外洩風險極高。當年的實驗室工作人員受訪表示：「我不知道那些東西 (指病原體或毒物) 被丟到哪，當時並無清單目錄。」<text:line-break/><text:line-break/>隨著時間過去，大量掩埋容器早已銹損不堪。附近地區長年出現疑似不尋常飆高的癌症盛行率，當地居民認為與該生物武器基地之不當掩埋與草率處置有關，紛紛抗議，但美國當局一貫置若罔聞。<text:line-break/><text:line-break/>底下有一小段當地居民的訪談、調查與抗議：<text:line-break/><text:line-break/></text:span><text:a xlink:type="simple" xlink:href="https://bit.ly/3aDEiee"><text:span text:style-name="T4">https://bit.ly/3aDEiee</text:span></text:a><text:span text:style-name="T1"><text:line-break/><text:line-break/>事實上，早在1991年，軍方在該實驗室的水源觀測站便已檢測發現一些導致腎病變成份及肝臟致癌物，包括四氯乙烯(PCE) 和三氯乙烯(TCE)。馬蘭州環境署隨即針對附近三十三口水井採樣，結果一半以上發現致癌毒物。現場檢測人員說，其實不用檢測，光是用聞的就能聞得到異味。<text:line-break/><text:line-break/>該城市的飲水系統顯然遭受污染，民眾於是要求針對住在遭受汙染的水源下游處的居民進行癌症盛行率的調查與數據比對，藉以了解該實驗室對當地居民健康的影響。但是，馬里蘭州的「健康與心理衛生部」(Maryland Department of Health and Mental Hygiene) 卻表示做不到，因為1992年才開始有癌症資料登錄。<text:line-break/><text:line-break/>● 結論：<text:line-break/><text:line-break/>我就先寫到這，這些事是寫不完的。我寫這篇文字，只有三個卑微目的：<text:line-break/><text:line-break/>一是反駁所謂陰謀論之污名化。<text:line-break/><text:line-break/>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line-break/><text:line-break/>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line-break/><text:line-break/>另外，順便插播一個幼兒園小班課程：當我們說「新冠病毒有可能是一種生化武器」時，並不等於說新冠病毒是人為製造出來的人工病毒。<text:line-break/><text:line-break/>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line-break/><text:line-break/>美軍至今仍致力研發的「六腳士兵」(蚊子)就是一例，以蚊子做為一種「生物載體」，究竟要攜帶與投放何種病毒或細菌，並不一定要經過基因編輯。這應該不會很難懂吧？我已經不知道要如何講得更淺顯了。<text:line-break/><text:line-break/>因此，即便證明新冠病毒並無明顯人為改造現象，依然無法否定「新冠病毒有可能是一種生物武器」的說法，因為它們是兩個不同命題。 <text:line-break/><text:line-break/>第二個目的是：我希望表明一個基本態度：我們反美，但我們並不是反對美國人或反對美國這個國家，而是反對其罄竹難書的血腥邪惡行徑，希望制止其永無止盡的燒殺擄掠與製造動亂。<text:line-break/><text:line-break/>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line-break/><text:line-break/>至於第三個目的，恐怕是我永遠都無法說清楚的。我找不到適當的表達式，但也有可能是因為這個表達式並不存在人類的語言詞彙中。<text:line-break/><text:line-break/>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line-break/><text:line-break/>● 後記：  <text:line-break/><text:line-break/>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line-break/><text:line-break/>但是，你要知道，比方說，以UCLA公衛學院的這上千筆生化武器資料為例，幾乎全來自西方主流媒體的報導，因此，它不但不是一種陰謀論，反倒是一種已經不知道經過多少篩選、淡化及掩飾所勉強保留下來的真相之冰山一角。<text:line-break/><text:line-break/>我舉個例，比方說，現在大家都知道海珊當年 (1988年) 的化武屠村事件，在 Halabja 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line-break/><text:line-break/>當年，聯合國針對海珊這項重大反人道罪行進行調查時，美國不但百般阻撓，而且否決聯合國的譴責提案，CIA 甚至還發表各種假情報與假研究報告，栽贓伊朗，指控 Halabja 化武屠村事件的凶手是伊朗。<text:line-break/><text:line-break/>我對這事的過程印象特別深刻是因為，屠村事件的兩年後，我接受 PHR (Physicians for Human Rights) 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line-break/><text:line-break/>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 <text:line-break/><text:line-break/>事隔多年後，真相大白，原來真正屠村的凶手居然是美國。更不可思議的是，這個屠村事件在十多年後，竟然成為美國侵略伊拉克、拯救世人的藉口，很荒唐吧？海珊也因為此一事件被美國主導的伊拉克法庭判決死罪，處以絞刑。<text:line-break/><text:line-break/>美國當年協助海珊發展生化武器的事實，如今已無可懷疑。UCLA 公衛學院的生化武器資料庫裏也能找到屠村事件後十多年的相關報導，指出美國協助海珊發展生化武器的事實，比方說：<text:line-break/><text:line-break/></text:span><text:a xlink:type="simple" xlink:href="https://bit.ly/2UTmqFM"><text:span text:style-name="T4">https://bit.ly/2UTmqFM</text:span></text:a><text:span text:style-name="T1"><text:line-break/><text:line-break/>但是，你看，報導得很「委婉」，很「客觀公正」，它把美國運送炭疽桿菌、肉毒桿菌等等這些用來製造生物武器的恐怖病原體給海珊，居然說成是一種非常正面的「公共衛生方面的合作交流」。<text:line-break/><text:line-break/>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line-break/><text:line-break/>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line-break/><text:line-break/>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line-break/><text:line-break/>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line-break/><text:line-break/>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line-break/><text:line-break/>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line-break/><text:line-break/>我要說的是，你看，這些人渣政客真的很齷齪，他們表面上講的全是一些很動聽的話語，什麼體恤醫療人員，什麼先顧好台灣等等。但是，白痴也該知道這一切漂亮言語的背後，其實就是仇中反華。<text:line-break/><text:line-break/>在台灣，幾乎所有理想或理念，完全都可以拿來當成一種仇中反華的武器、工具與漂亮說詞。人渣們從來都不是真的在乎什麼是非善惡，他們的一切言行完全就是以倡導仇中反華為惟一目的。<text:line-break/><text:line-break/>你看，這兩天，人渣黨送出一千多萬個口罩給西方國家，從上個月開始，甚至每星期固定得朝貢美國十萬個口罩。美國疫情真的是嚴重到爆，但卻對它百般放水。可是，對待大陸卻極盡苛薄之能事。<text:line-break/><text:line-break/>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line-break/><text:line-break/>其實，腦殘們並不是真的關心什麼疫情，他們只是聞聲起舞，該沸騰就會沸騰，不需要理由，因為人渣們永遠都可以瞎掰出一大堆很偉大的說詞。<text:line-break/><text:line-break/>當時台灣才一兩個病人，就迫不及待說要「先顧好自己才能救別人」，一個口罩也不准寄到大陸，否則就是全民公敵。現在台灣有三百多個病例，死了好幾人，卻反而口罩大方隨便送人(我已經連續兩周買不到兒童口罩)，送給根本不肯戴口罩的洋人，然後說這是台灣「勇於負起世界責任的國家角色」。<text:line-break/><text:line-break/>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 <text:line-break/><text:line-break/>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2"><text:span text:style-name="T1">鄭豐遠   |  2020.04.02 20:37   |   </text:span><text:a xlink:type="simple" xlink:href="http://palinfo.habago.org/Entry?Command=Information_PrintForum&amp;#FORUM38986"><text:span text:style-name="T2">#</text:span></text:a></text:p>
      <text:p text:style-name="P4"><text:span text:style-name="T1">今天看到一句很好笑的話，英文翻譯還挺傳神的，如下:<text:line-break/><text:line-break/>隔離，人權沒了。不隔離，人全沒了。<text:line-break/>Human right or human left？﻿<text:line-break/><text:line-break/>下面兩個影片強烈建議大家觀看，顯然世上還是有頭腦正常的人。任何一個正常人對這陣子西方以及一切反中反華勢力的各種醜態嘴臉，一定都會嗤之以鼻，一定都會對這荒唐世界感到莫名的悲哀。<text:line-break/><text:line-break/></text:span><text:a xlink:type="simple" xlink:href="https://youtu.be/VHjfAYtkINY"><text:span text:style-name="T4">https://youtu.be/VHjfAYtkINY</text:span></text:a><text:span text:style-name="T1"><text:s/>(法國一位律師和法學博士)<text:line-break/><text:line-break/></text:span><text:a xlink:type="simple" xlink:href="https://youtu.be/I-19Q1tyhhw"><text:span text:style-name="T4">https://youtu.be/I-19Q1tyhhw</text:span></text:a><text:span text:style-name="T1"><text:s/>(火鍋大王)<text:line-break/></text:span></text:p>
      <text:p text:style-name="P2"><text:span text:style-name="T1">陳真   |  2020.04.02 15:08   |   </text:span><text:a xlink:type="simple" xlink:href="http://palinfo.habago.org/Entry?Command=Information_PrintForum&amp;#FORUM38985"><text:span text:style-name="T2">#</text:span></text:a></text:p>
      <text:p text:style-name="P3"><text:span text:style-name="T1">一封信：<text:line-break/><text:line-break/>那本"伊拉克淪陷記實"，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line-break/><text:line-break/>陳真<text:line-break/>2020. 04. 02.</text:span></text:p>
      <text:p text:style-name="P2"><text:span text:style-name="T1">怡靜   |  2020.04.01 12:09   |   </text:span><text:a xlink:type="simple" xlink:href="http://palinfo.habago.org/Entry?Command=Information_PrintForum&amp;#FORUM38982"><text:span text:style-name="T2">#</text:span></text:a></text:p>
      <text:p text:style-name="P4"><text:span text:style-name="T1">張忠謀提到的那篇紐約時報專訪，主角是韓裔美國人David Chang(張錫鎬)，近幾年挺火紅的一位廚師，在Netflix上可以看到多部他主持的美食紀錄片節目。<text:line-break/><text:line-break/>該訪談也值得一讀，如果你剛好是他的粉絲。<text:line-break/><text:line-break/>David Chang isn’t sure the restaurant industry will survive Covid-19.<text:line-break/></text:span><text:a xlink:type="simple" xlink:href="https://nyti.ms/2w2nUVB"><text:span text:style-name="T4">https://nyti.ms/2w2nUVB</text:span></text:a></text:p>
      <text:p text:style-name="P5">老羊   |  2020.04.01 07:46   |   <text:a xlink:type="simple" xlink:href="http://palinfo.habago.org/Entry?Command=Information_PrintForum#FORUM38981"><text:span text:style-name="T5">#</text:span></text:a></text:p>
      <text:p text:style-name="P6">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6">https://mp.weixin.qq.com/s/mA85YUmjhr0J-tgoli8ALA</text:span></text:a><text:s/><text:line-break/><text:line-break/>Give Them Hope! 从两部电影看中国的全球舆论战 <text:line-break/><text:a xlink:type="simple" xlink:href="https://mp.weixin.qq.com/s/kseVZTcpYH6t4EeLHxZzWQ"><text:span text:style-name="T6">https://mp.weixin.qq.com/s/kseVZTcpYH6t4EeLHxZzWQ</text:span></text:a></text:p>
      <text:p text:style-name="P5">陳真   |  2020.04.01 01:46   |   <text:a xlink:type="simple" xlink:href="http://palinfo.habago.org/Entry?Command=Information_PrintForum#FORUM38980"><text:span text:style-name="T5">#</text:span></text:a></text:p>
      <text:p text:style-name="P7">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